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97B00004F1D7BCD3825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98cm" svg:height="2.518cm" svg:x="1.078cm" svg:y="0.319cm">
          <draw:image xlink:href="Pictures/200000070000697B00004F1D7BCD3825.wmf" xlink:type="simple" xlink:show="embed" xlink:actuate="onLoad">
            <text:p/>
          </draw:image>
        </draw:frame>
        <draw:line draw:style-name="gr2" draw:text-style-name="P1" draw:layer="layout" svg:x1="1.265cm" svg:y1="0.243cm" svg:x2="1.265cm" svg:y2="3.272cm">
          <text:p/>
        </draw:line>
        <draw:line draw:style-name="gr2" draw:text-style-name="P1" draw:layer="layout" svg:x1="1.265cm" svg:y1="3.272cm" svg:x2="8.461cm" svg:y2="3.272cm">
          <text:p/>
        </draw:line>
        <draw:line draw:style-name="gr2" draw:text-style-name="P1" draw:layer="layout" svg:x1="8.462cm" svg:y1="3.222cm" svg:x2="8.462cm" svg:y2="3.414cm">
          <text:p/>
        </draw:line>
        <draw:line draw:style-name="gr2" draw:text-style-name="P1" draw:layer="layout" svg:x1="2.058cm" svg:y1="3.169cm" svg:x2="2.058cm" svg:y2="3.348cm">
          <text:p/>
        </draw:line>
        <draw:line draw:style-name="gr2" draw:text-style-name="P1" draw:layer="layout" svg:x1="2.85cm" svg:y1="3.169cm" svg:x2="2.85cm" svg:y2="3.336cm">
          <text:p/>
        </draw:line>
        <draw:line draw:style-name="gr2" draw:text-style-name="P1" draw:layer="layout" svg:x1="3.656cm" svg:y1="3.169cm" svg:x2="3.656cm" svg:y2="3.323cm">
          <text:p/>
        </draw:line>
        <draw:line draw:style-name="gr2" draw:text-style-name="P1" draw:layer="layout" svg:x1="4.448cm" svg:y1="3.195cm" svg:x2="4.448cm" svg:y2="3.336cm">
          <text:p/>
        </draw:line>
        <draw:line draw:style-name="gr2" draw:text-style-name="P1" draw:layer="layout" svg:x1="5.253cm" svg:y1="3.182cm" svg:x2="5.253cm" svg:y2="3.336cm">
          <text:p/>
        </draw:line>
        <draw:line draw:style-name="gr2" draw:text-style-name="P1" draw:layer="layout" svg:x1="6.059cm" svg:y1="3.169cm" svg:x2="6.059cm" svg:y2="3.336cm">
          <text:p/>
        </draw:line>
        <draw:line draw:style-name="gr2" draw:text-style-name="P1" draw:layer="layout" svg:x1="6.851cm" svg:y1="3.169cm" svg:x2="6.851cm" svg:y2="3.336cm">
          <text:p/>
        </draw:line>
        <draw:line draw:style-name="gr2" draw:text-style-name="P1" draw:layer="layout" svg:x1="7.657cm" svg:y1="3.157cm" svg:x2="7.657cm" svg:y2="3.361cm">
          <text:p/>
        </draw:line>
        <draw:frame draw:style-name="gr3" draw:layer="layout" svg:width="0.747cm" svg:height="0.388cm" svg:x="2.477cm" svg:y="3.3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747cm" svg:height="0.388cm" svg:x="4.076cm" svg:y="3.32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747cm" svg:height="0.388cm" svg:x="5.699cm" svg:y="3.2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747cm" svg:height="0.388cm" svg:x="7.297cm" svg:y="3.30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1.188cm" svg:y1="0.383cm" svg:x2="1.38cm" svg:y2="0.383cm">
          <text:p/>
        </draw:line>
        <draw:frame draw:style-name="gr3" draw:layer="layout" svg:width="0.912cm" svg:height="0.388cm" svg:x="0.264cm" svg:y="0.17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.342cm" svg:y1="1.738cm" svg:x2="1.15cm" svg:y2="1.738cm">
          <text:p/>
        </draw:line>
        <draw:frame draw:style-name="gr3" draw:layer="layout" svg:width="0.738cm" svg:height="0.388cm" svg:x="0.43cm" svg:y="1.50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738cm" svg:height="0.388cm" svg:x="0.417cm" svg:y="2.963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8-23T20:54:00</meta:creation-date>
    <dc:date>2011-08-23T21:05:30</dc:date>
    <dc:creator>khalid khan</dc:creator>
    <meta:editing-duration>PT00H11M38S</meta:editing-duration>
    <meta:editing-cycles>1</meta:editing-cycles>
    <meta:document-statistic meta:object-count="21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n>200</math:mn>
    <math:annotation math:encoding="StarMath 5.0">20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400</math:mn>
    <math:annotation math:encoding="StarMath 5.0">40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600</math:mn>
    <math:annotation math:encoding="StarMath 5.0">60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n>800</math:mn>
    <math:annotation math:encoding="StarMath 5.0">80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1000</math:mn>
    <math:annotation math:encoding="StarMath 5.0">100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950</math:mn>
    <math:annotation math:encoding="StarMath 5.0">95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n>900</math:mn>
    <math:annotation math:encoding="StarMath 5.0">900</math:annotation>
  </math:semantics>
</math:math>
</file>